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pp Componen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ach component is an entry point to your ap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y may depend on each ot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r component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tiviti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tent provide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roadcast receiver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Activ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ngle screen/window with UI compone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ystem needs to keep track of the states of the activity: running, paused, stopped, e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mplement an activity as a subclass of the Activity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Servic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ng running background task, no U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sten to music from one app and be active on anoth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wo types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rted service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ystem tries to run these until their job is complet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und service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rvice providing an API to another proc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e is implemented as a subclass of Servic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Broadcast Receive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ystem can deliver events to the app and the app to respond to sysm-wide broadcast announceme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 deliever broadcasts even to apps that aren’t currently runn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 be generated by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ystem: battery running lo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pps: to tell other apps that an event has happe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lemented as a subclass of BroadcastReceiv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ontent Provide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nages shared app data stored in a file (like SQLite database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ps can query data via the content provid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 be used to read and write private data to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mplemented as a subclass of ContentProvid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ctivating Componen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vities, services, and broadcast receivers are activated by an asynchronous message called an <text:span text:style-name="T1">intent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reated with an Intent ob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 activate specific component (explicit) or type of component (implicit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1T10:23:55.470570919</meta:creation-date>
    <dc:date>2020-10-01T11:21:19.897869965</dc:date>
    <meta:editing-duration>PT47M11S</meta:editing-duration>
    <meta:editing-cycles>7</meta:editing-cycles>
    <meta:generator>LibreOffice/7.0.1.2$Linux_X86_64 LibreOffice_project/00$Build-2</meta:generator>
    <meta:document-statistic meta:table-count="1" meta:cell-count="37" meta:object-count="0"/>
  </office:meta>
</office:document-meta>
</file>